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1.2313in" style:rel-column-width="7331*"/>
    </style:style>
    <style:style style:name="Table1.G" style:family="table-column">
      <style:table-column-properties style:column-width="0.816in" style:rel-column-width="485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F6" style:family="table-cell" style:data-style-name="N43">
      <style:table-cell-properties style:vertical-align="middle" fo:padding="0.0382in" fo:border-left="0.0007in solid #000000" fo:border-right="none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1.2313in" style:rel-column-width="7331*"/>
    </style:style>
    <style:style style:name="Table2.G" style:family="table-column">
      <style:table-column-properties style:column-width="0.816in" style:rel-column-width="485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28959*"/>
    </style:style>
    <style:style style:name="Table3.B" style:family="table-column">
      <style:table-column-properties style:column-width="0.7833in" style:rel-column-width="4667*"/>
    </style:style>
    <style:style style:name="Table3.C" style:family="table-column">
      <style:table-column-properties style:column-width="1.0563in" style:rel-column-width="6289*"/>
    </style:style>
    <style:style style:name="Table3.D" style:family="table-column">
      <style:table-column-properties style:column-width="1.0076in" style:rel-column-width="5999*"/>
    </style:style>
    <style:style style:name="Table3.E" style:family="table-column">
      <style:table-column-properties style:column-width="1.2479in" style:rel-column-width="7432*"/>
    </style:style>
    <style:style style:name="Table3.F" style:family="table-column">
      <style:table-column-properties style:column-width="1.2313in" style:rel-column-width="7331*"/>
    </style:style>
    <style:style style:name="Table3.G" style:family="table-column">
      <style:table-column-properties style:column-width="0.816in" style:rel-column-width="485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G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/>
    </style:style>
    <style:style style:name="P9" style:family="paragraph" style:parent-style-name="Table_20_Heading">
      <style:text-properties style:font-name="Arial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2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9">Data de <text:s/>descoberta</text:p>
          </table:table-cell>
          <table:table-cell table:style-name="Table4.A1" office:value-type="string">
            <text:p text:style-name="P9">Título</text:p>
          </table:table-cell>
          <table:table-cell table:style-name="Table4.A1" office:value-type="string">
            <text:p text:style-name="P9">Descrição</text:p>
          </table:table-cell>
          <table:table-cell table:style-name="Table4.A1" office:value-type="string">
            <text:p text:style-name="P9">Prioridade</text:p>
          </table:table-cell>
          <table:table-cell table:style-name="Table4.A1" office:value-type="string">
            <text:p text:style-name="P9">Magnitude</text:p>
          </table:table-cell>
          <table:table-cell table:style-name="Table4.F1" office:value-type="string">
            <text:p text:style-name="P9">Estratégia para solução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Não adoção</text:p>
          </table:table-cell>
          <table:table-cell table:style-name="Table4.A2" office:value-type="string">
            <text:p text:style-name="P8">O sistema corre o risco de ficar com uma usabilidade ruim, caindo em desuso</text:p>
          </table:table-cell>
          <table:table-cell table:style-name="Table4.D2" office:value-type="float" office:value="1">
            <text:p text:style-name="P8">1</text:p>
          </table:table-cell>
          <table:table-cell table:style-name="Table4.A2" office:value-type="string">
            <text:p text:style-name="P8">Altíssimo risco</text:p>
          </table:table-cell>
          <table:table-cell table:style-name="Table4.F2" office:value-type="string">
            <text:p text:style-name="P8">Teremos a preocupação de a cada funcionalidade testar com um usuário a sua usabilidade.</text:p>
            <text:p text:style-name="P8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8">28/10</text:p>
          </table:table-cell>
          <table:table-cell table:style-name="Table4.A2" office:value-type="string">
            <text:p text:style-name="P8">Ambiente ruim</text:p>
          </table:table-cell>
          <table:table-cell table:style-name="Table4.A2" office:value-type="string">
            <text:p text:style-name="P8">Dependemos da máquina disponível na AAAMAT para rodar o servidor.</text:p>
            <text:p text:style-name="P8">Se o instituto não comprar a máquina nova, o sistema será muito pesado para a atual.</text:p>
          </table:table-cell>
          <table:table-cell table:style-name="Table4.D2" office:value-type="float" office:value="2">
            <text:p text:style-name="P8">2</text:p>
          </table:table-cell>
          <table:table-cell table:style-name="Table4.A2" office:value-type="string">
            <text:p text:style-name="P8">Médio risco</text:p>
          </table:table-cell>
          <table:table-cell table:style-name="Table4.F2" office:value-type="string">
            <text:p text:style-name="P8">A máquina já está no instituto, porém passando por muitas fases de burocracia. Precisamos pressionar os responsáveis para o processo ser mais rápido.</text:p>
            <text:p text:style-name="P8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A1" office:value-type="string">
            <text:p text:style-name="P6">Horas </text:p>
            <text:p text:style-name="P6">trabalhadas</text:p>
          </table:table-cell>
          <table:table-cell table:style-name="Table1.G1" office:value-type="string">
            <text:p text:style-name="P6">Horas que faltam</text:p>
          </table:table-cell>
        </table:table-row>
        <table:table-row>
          <table:table-cell table:style-name="Table1.A2" office:value-type="string">
            <text:p text:style-name="P5">Lista das tarefas que pode ser reduzida através da busca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E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list xml:id="list416427687" text:style-name="L1">
              <text:list-header>
                <text:p text:style-name="P11">Tarefas devem ter:</text:p>
              </text:list-header>
              <text:list-item>
                <text:p text:style-name="P11">Título</text:p>
              </text:list-item>
              <text:list-item>
                <text:p text:style-name="P11">Corpo</text:p>
              </text:list-item>
              <text:list-item>
                <text:p text:style-name="P11">Data de criação </text:p>
              </text:list-item>
              <text:list-item>
                <text:p text:style-name="P11">Data limite para realização</text:p>
              </text:list-item>
              <text:list-item>
                <text:p text:style-name="P11">Data de lembrete</text:p>
              </text:list-item>
              <text:list-item>
                <text:p text:style-name="P11">Responsáveis</text:p>
              </text:list-item>
              <text:list-item>
                <text:p text:style-name="P11">Status</text:p>
              </text:list-item>
            </text:list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Assuntos devem ter:</text:p>
            <text:list xml:id="list2063038519" text:style-name="L2">
              <text:list-item>
                <text:p text:style-name="P12">Título</text:p>
              </text:list-item>
              <text:list-item>
                <text:p text:style-name="P14">Lista de tarefas</text:p>
              </text:list-item>
              <text:list-item>
                <text:p text:style-name="P14">Lista de registros</text:p>
              </text:list-item>
              <text:list-item>
                <text:p text:style-name="P14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azend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F6" office:value-type="time" office:time-value="PT08H41M00S">
            <text:p text:style-name="P7">08:41:00 AM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4">Filtra a visualização dos assuntos da página inicial</text:p>
          </table:table-cell>
          <table:table-cell table:style-name="Table1.A2" office:value-type="string">
            <text:p text:style-name="P7"/>
          </table:table-cell>
          <table:table-cell table:style-name="Table1.C2" office:value-type="float" office:value="2">
            <text:p text:style-name="P3">2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/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7"/>
          </table:table-cell>
          <table:table-cell table:style-name="Table2.G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Remove-se um lembrete de uma tarefa ou event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Lista dos eventos que pode ser reduzida através do filtr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.5">
            <text:p text:style-name="P7">1.5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5">Eventos devem ter:</text:p>
            <text:list xml:id="list943768549" text:style-name="L3">
              <text:list-item>
                <text:p text:style-name="P13">Título</text:p>
              </text:list-item>
              <text:list-item>
                <text:p text:style-name="P13">Data do Evento</text:p>
              </text:list-item>
              <text:list-item>
                <text:p text:style-name="P13">Data de Criação</text:p>
              </text:list-item>
              <text:list-item>
                <text:p text:style-name="P13">Horário</text:p>
              </text:list-item>
              <text:list-item>
                <text:p text:style-name="P13">Local</text:p>
              </text:list-item>
              <text:list-item>
                <text:p text:style-name="P13">Descrição</text:p>
              </text:list-item>
            </text:list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/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7"/>
          </table:table-cell>
          <table:table-cell table:style-name="Table2.G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Lista dos registros que pode ser reduzida através do filtro</text:p>
          </table:table-cell>
          <table:table-cell table:style-name="Table3.A1" office:value-type="string">
            <text:p text:style-name="P7"/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3">3ª Milestone</text:p>
          </table:table-cell>
          <table:table-cell table:style-name="Table3.C1" office:value-type="float" office:value="1">
            <text:p text:style-name="P7">1</text:p>
          </table:table-cell>
          <table:table-cell table:style-name="Table3.A1" office:value-type="string">
            <text:p text:style-name="P7"/>
          </table:table-cell>
          <table:table-cell table:style-name="Table3.G1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os registros por data de criação, corp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Registros devem ter:</text:p>
            <text:list xml:id="list486314704" text:continue-numbering="true" text:style-name="L3">
              <text:list-item>
                <text:p text:style-name="P13">Título</text:p>
              </text:list-item>
              <text:list-item>
                <text:p text:style-name="P13">Data de Criação</text:p>
              </text:list-item>
              <text:list-item>
                <text:p text:style-name="P13">Conteúdo</text:p>
              </text:list-item>
            </text:list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 table:style-name="Table3.6">
          <table:table-cell table:style-name="Table3.A2" office:value-type="string">
            <text:p text:style-name="P5">Filtrar os eventos por datas, descrição ou título do mesmo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Mostrar todas as tarefas ainda não realizadas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4">
            <text:p text:style-name="P7">4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5">Para entrar no sistema é necessário possuir uma senha única</text:p>
          </table:table-cell>
          <table:table-cell table:style-name="Table3.A2" office:value-type="string">
            <text:p text:style-name="P7"/>
          </table:table-cell>
          <table:table-cell table:style-name="Table3.C2" office:value-type="float" office:value="5">
            <text:p text:style-name="P7">5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1-14T20:41:16</dc:date>
    <meta:editing-duration>PT01H59M42S</meta:editing-duration>
    <meta:editing-cycles>11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177" meta:word-count="656" meta:character-count="3586"/>
    <meta:user-defined meta:name="Info 1"/>
    <meta:user-defined meta:name="Info 2"/>
    <meta:user-defined meta:name="Info 3"/>
    <meta:user-defined meta:name="Info 4"/>
  </office:meta>
</office:document-meta>
</file>